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rxiv.org/pdf/2503.19786" text:style-name="Internet_20_link" text:visited-style-name="Visited_20_Internet_20_Link"><text:span text:style-name="T1">https://arxiv.org/pdf/2503.19786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19T13:12:57.855000000</dc:date>
    <meta:editing-duration>PT14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" meta:word-count="1" meta:character-count="32" meta:non-whitespace-character-count="32"/>
  </office:meta>
</office:document-meta>
</file>